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3.79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1.0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a933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34" style:family="table-cell" style:parent-style-name="Default" style:data-style-name="N0">
      <style:table-cell-properties fo:border="0.74pt solid #000000"/>
    </style:style>
    <style:style style:name="ce11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48" style:family="table-cell" style:parent-style-name="Default">
      <style:text-properties fo:color="#f7f7f7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119cm" svg:height="11.879cm" svg:x="25.272cm" svg:y="123.132cm">
            <draw:object draw:notify-on-update-of-ranges="Tabelle1.A239:Tabelle1.A241 Tabelle1.C238:Tabelle1.C238 Tabelle1.C239:Tabelle1.C241 Tabelle1.L238:Tabelle1.L238 Tabelle1.L239:Tabelle1.L241 Tabelle1.C243:Tabelle1.C243 Tabelle1.C244:Tabelle1.C246 Tabelle1.L243:Tabelle1.L243 Tabelle1.L244:Tabelle1.L246 Tabelle1.C254:Tabelle1.C254 Tabelle1.C255:Tabelle1.C257 Tabelle1.L254:Tabelle1.L254 Tabelle1.L255:Tabelle1.L257 Tabelle1.C259:Tabelle1.C259 Tabelle1.C260:Tabelle1.C262 Tabelle1.L259:Tabelle1.L259 Tabelle1.L260:Tabelle1.L2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068cm" svg:height="11.85cm" svg:x="0.226cm" svg:y="123.134cm">
            <draw:object draw:notify-on-update-of-ranges="Tabelle1.A239:Tabelle1.A241 Tabelle1.D238:Tabelle1.D238 Tabelle1.D239:Tabelle1.D241 Tabelle1.M238:Tabelle1.M238 Tabelle1.M239:Tabelle1.M241 Tabelle1.D243:Tabelle1.D243 Tabelle1.D244:Tabelle1.D246 Tabelle1.M243:Tabelle1.M243 Tabelle1.M244:Tabelle1.M246 Tabelle1.D254:Tabelle1.D254 Tabelle1.D255:Tabelle1.D257 Tabelle1.M254:Tabelle1.M254 Tabelle1.M255:Tabelle1.M257 Tabelle1.D259:Tabelle1.D259 Tabelle1.D260:Tabelle1.D262 Tabelle1.M259:Tabelle1.M259 Tabelle1.M260:Tabelle1.M2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297cm" svg:height="13.104cm" svg:x="0cm" svg:y="138.35cm">
            <draw:object draw:notify-on-update-of-ranges="Tabelle1.A239:Tabelle1.A241 Tabelle1.F238:Tabelle1.F238 Tabelle1.F239:Tabelle1.F241 Tabelle1.O238:Tabelle1.O238 Tabelle1.O239:Tabelle1.O241 Tabelle1.F243:Tabelle1.F243 Tabelle1.F244:Tabelle1.F246 Tabelle1.O243:Tabelle1.O243 Tabelle1.O244:Tabelle1.O246 Tabelle1.F254:Tabelle1.F254 Tabelle1.F255:Tabelle1.F257 Tabelle1.O254:Tabelle1.O254 Tabelle1.O255:Tabelle1.O257 Tabelle1.F259:Tabelle1.F259 Tabelle1.F260:Tabelle1.F262 Tabelle1.O259:Tabelle1.O259 Tabelle1.O260:Tabelle1.O2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1.119cm" svg:height="11.879cm" svg:x="25.272cm" svg:y="171.312cm">
            <draw:object draw:notify-on-update-of-ranges="Tabelle1.A345:Tabelle1.A347 Tabelle1.C344:Tabelle1.C344 Tabelle1.C345:Tabelle1.C347 Tabelle1.C349:Tabelle1.C349 Tabelle1.C350:Tabelle1.C352 Tabelle1.C360:Tabelle1.C360 Tabelle1.C361:Tabelle1.C363 Tabelle1.C365:Tabelle1.C365 Tabelle1.C366:Tabelle1.C3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.068cm" svg:height="11.85cm" svg:x="0.226cm" svg:y="171.314cm">
            <draw:object draw:notify-on-update-of-ranges="Tabelle1.A345:Tabelle1.A347 Tabelle1.D344:Tabelle1.D344 Tabelle1.D345:Tabelle1.D347 Tabelle1.D349:Tabelle1.D349 Tabelle1.D350:Tabelle1.D352 Tabelle1.D360:Tabelle1.D360 Tabelle1.D361:Tabelle1.D363 Tabelle1.D365:Tabelle1.D365 Tabelle1.D366:Tabelle1.D3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3.297cm" svg:height="13.104cm" svg:x="26.511cm" svg:y="156.441cm">
            <draw:object draw:notify-on-update-of-ranges="Tabelle1.A345:Tabelle1.A347 Tabelle1.F344:Tabelle1.F344 Tabelle1.F345:Tabelle1.F347 Tabelle1.F349:Tabelle1.F349 Tabelle1.F350:Tabelle1.F352 Tabelle1.F360:Tabelle1.F360 Tabelle1.F361:Tabelle1.F363 Tabelle1.F365:Tabelle1.F365 Tabelle1.F366:Tabelle1.F36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xperiments without any limits broken 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]/([.E6]+[.D6])" office:value-type="float" office:value="1" calcext:value-type="float">
            <text:p>1</text:p>
          </table:table-cell>
          <table:table-cell table:style-name="ce6" table:formula="of:=1-[.E4]/([.D4]+[.E4])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([.H6]+[.I6])" office:value-type="float" office:value="0.992647058823529" calcext:value-type="float">
            <text:p>0,992647058823529</text:p>
          </table:table-cell>
          <table:table-cell table:style-name="ce15" table:formula="of:=1-[.I4]/([.H4]+[.I4])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1]/([.E11]+[.D11])" office:value-type="float" office:value="1" calcext:value-type="float">
            <text:p>1</text:p>
          </table:table-cell>
          <table:table-cell table:style-name="ce6" table:formula="of:=1-[.E9]/([.D9]+[.E9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11]/([.H11]+[.I11])" office:value-type="float" office:value="0.963768115942029" calcext:value-type="float">
            <text:p>0,963768115942029</text:p>
          </table:table-cell>
          <table:table-cell table:style-name="ce15" table:formula="of:=1-[.I9]/([.H9]+[.I9])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6]/([.E16]+[.D16])" office:value-type="float" office:value="1" calcext:value-type="float">
            <text:p>1</text:p>
          </table:table-cell>
          <table:table-cell table:style-name="ce6" table:formula="of:=1-[.E14]/([.D14]+[.E14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16]/([.H16]+[.I16])" office:value-type="float" office:value="1" calcext:value-type="float">
            <text:p>1</text:p>
          </table:table-cell>
          <table:table-cell table:style-name="ce15" table:formula="of:=1-[.I14]/([.H14]+[.I14])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3]/([.E23]+[.D23])" office:value-type="float" office:value="0.971428571428571" calcext:value-type="float">
            <text:p>0,971428571428571</text:p>
          </table:table-cell>
          <table:table-cell table:style-name="ce8" table:formula="of:=1-[.E21]/([.E21]+[.D21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([.I23]+[.H23])" office:value-type="float" office:value="1" calcext:value-type="float">
            <text:p>1</text:p>
          </table:table-cell>
          <table:table-cell table:style-name="ce17" table:formula="of:=1-[.I21]/([.I21]+[.H21])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8]/([.E28]+[.D28])" office:value-type="float" office:value="0.842857142857143" calcext:value-type="float">
            <text:p>0,842857142857143</text:p>
          </table:table-cell>
          <table:table-cell table:style-name="ce8" table:formula="of:=1-[.E26]/([.E26]+[.D26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8]/([.I28]+[.H28])" office:value-type="float" office:value="0.794326241134752" calcext:value-type="float">
            <text:p>0,794326241134752</text:p>
          </table:table-cell>
          <table:table-cell table:style-name="ce17" table:formula="of:=1-[.I26]/([.I26]+[.H26])" office:value-type="string" office:string-value="" calcext:value-type="error">
            <text:p>#DIV/0!</text:p>
          </table:table-cell>
          <table:table-cell table:style-name="ce17" table:number-columns-repeated="2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33]/([.E33]+[.D33])" office:value-type="float" office:value="1" calcext:value-type="float">
            <text:p>1</text:p>
          </table:table-cell>
          <table:table-cell table:style-name="ce8" table:formula="of:=1-[.E31]/([.E31]+[.D31])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33]/([.I33]+[.H33])" office:value-type="float" office:value="1" calcext:value-type="float">
            <text:p>1</text:p>
          </table:table-cell>
          <table:table-cell table:style-name="ce17" table:formula="of:=1-[.I31]/([.I31]+[.H31])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3"/>
          <table:table-cell table:style-name="ce48"/>
          <table:table-cell table:number-columns-repeated="4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5" table:number-rows-spanned="1">
            <text:p>Experiments with permanently broken limits 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57]/([.E57]+[.D57])" office:value-type="float" office:value="0.9" calcext:value-type="float">
            <text:p>0,9</text:p>
          </table:table-cell>
          <table:table-cell table:style-name="ce6" table:formula="of:=1-[.E55]/([.D55]+[.E55])" office:value-type="float" office:value="0.84070796460177" calcext:value-type="float">
            <text:p>0,84070796460177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([.H57]+[.I57])" office:value-type="float" office:value="0.985611510791367" calcext:value-type="float">
            <text:p>0,985611510791367</text:p>
          </table:table-cell>
          <table:table-cell table:style-name="ce15" table:formula="of:=1-[.I55]/([.H55]+[.I55])" office:value-type="float" office:value="0.991071428571429" calcext:value-type="float">
            <text:p>0,991071428571429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2]/([.E62]+[.D62])" office:value-type="float" office:value="0.87292817679558" calcext:value-type="float">
            <text:p>0,87292817679558</text:p>
          </table:table-cell>
          <table:table-cell table:style-name="ce6" table:formula="of:=1-[.E60]/([.D60]+[.E60])" office:value-type="float" office:value="0.990825688073394" calcext:value-type="float">
            <text:p>0,990825688073394</text:p>
          </table:table-cell>
          <table:table-cell table:style-name="ce6" table:number-columns-repeated="2"/>
          <table:table-cell table:style-name="ce15" table:formula="of:=1-[.I62]/([.H62]+[.I62])" office:value-type="float" office:value="0.823204419889503" calcext:value-type="float">
            <text:p>0,823204419889503</text:p>
          </table:table-cell>
          <table:table-cell table:style-name="ce15" table:formula="of:=1-[.I60]/([.H60]+[.I60])" office:value-type="float" office:value="0.81651376146789" calcext:value-type="float">
            <text:p>0,81651376146789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7]/([.E67]+[.D67])" office:value-type="float" office:value="0.94047619047619" calcext:value-type="float">
            <text:p>0,94047619047619</text:p>
          </table:table-cell>
          <table:table-cell table:style-name="ce6" table:formula="of:=1-[.E65]/([.D65]+[.E65])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([.H67]+[.I67])" office:value-type="float" office:value="0.952941176470588" calcext:value-type="float">
            <text:p>0,952941176470588</text:p>
          </table:table-cell>
          <table:table-cell table:style-name="ce15" table:formula="of:=1-[.I65]/([.H65]+[.I65])" office:value-type="float" office:value="0.920792079207921" calcext:value-type="float">
            <text:p>0,920792079207921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4]/([.E74]+[.D74])" office:value-type="float" office:value="0.773399014778325" calcext:value-type="float">
            <text:p>0,773399014778325</text:p>
          </table:table-cell>
          <table:table-cell table:style-name="ce8" table:formula="of:=1-[.E72]/([.E72]+[.D72])" office:value-type="float" office:value="0.96031746031746" calcext:value-type="float">
            <text:p>0,96031746031746</text:p>
          </table:table-cell>
          <table:table-cell table:style-name="ce8" table:number-columns-repeated="2"/>
          <table:table-cell table:style-name="ce17" table:formula="of:=1-[.I74]/([.I74]+[.H74])" office:value-type="float" office:value="0.793103448275862" calcext:value-type="float">
            <text:p>0,793103448275862</text:p>
          </table:table-cell>
          <table:table-cell table:style-name="ce17" table:formula="of:=1-[.I72]/([.I72]+[.H72]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9]/([.E79]+[.D79])" office:value-type="float" office:value="0.940594059405941" calcext:value-type="float">
            <text:p>0,940594059405941</text:p>
          </table:table-cell>
          <table:table-cell table:style-name="ce8" table:formula="of:=1-[.E77]/([.E77]+[.D77])" office:value-type="float" office:value="0.967741935483871" calcext:value-type="float">
            <text:p>0,967741935483871</text:p>
          </table:table-cell>
          <table:table-cell table:style-name="ce8" table:number-columns-repeated="2"/>
          <table:table-cell table:style-name="ce17" table:formula="of:=1-[.I79]/([.I79]+[.H79])" office:value-type="float" office:value="0.96039603960396" calcext:value-type="float">
            <text:p>0,96039603960396</text:p>
          </table:table-cell>
          <table:table-cell table:style-name="ce17" table:formula="of:=1-[.I77]/([.I77]+[.H77])" office:value-type="float" office:value="0.967741935483871" calcext:value-type="float">
            <text:p>0,96774193548387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84]/([.E84]+[.D84])" office:value-type="float" office:value="0.985507246376812" calcext:value-type="float">
            <text:p>0,985507246376812</text:p>
          </table:table-cell>
          <table:table-cell table:style-name="ce8" table:formula="of:=1-[.E82]/([.E82]+[.D82])" office:value-type="float" office:value="0.980582524271845" calcext:value-type="float">
            <text:p>0,980582524271845</text:p>
          </table:table-cell>
          <table:table-cell table:style-name="ce8" table:number-columns-repeated="2"/>
          <table:table-cell table:style-name="ce17" table:formula="of:=1-[.I84]/([.I84]+[.H84])" office:value-type="float" office:value="0.975728155339806" calcext:value-type="float">
            <text:p>0,975728155339806</text:p>
          </table:table-cell>
          <table:table-cell table:style-name="ce17" table:formula="of:=1-[.I82]/([.I82]+[.H82])" office:value-type="float" office:value="0.950980392156863" calcext:value-type="float">
            <text:p>0,95098039215686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([.D106]+[.C106])" office:value-type="float" office:value="0.988372093023256" calcext:value-type="float">
            <text:p>0,988372093023256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([.I106]+[.H106])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([.D107]+[.C107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([.I107]+[.H10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([.D108]+[.C108])" office:value-type="float" office:value="0.752475247524752" calcext:value-type="float">
            <text:p>0,752475247524752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([.I108]+[.H108])" office:value-type="float" office:value="0.747572815533981" calcext:value-type="float">
            <text:p>0,74757281553398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([.D111]+[.C11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([.I111]+[.H111])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([.D112]+[.C112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([.I112]+[.H112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([.D113]+[.C113])" office:value-type="float" office:value="0.96078431372549" calcext:value-type="float">
            <text:p>0,96078431372549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([.I113]+[.H113])" office:value-type="float" office:value="0.97196261682243" calcext:value-type="float">
            <text:p>0,97196261682243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([.D122]+[.C122])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([.I122]+[.H122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([.D123]+[.C123])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([.I123]+[.H123])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([.D124]+[.C124])" office:value-type="float" office:value="0.884615384615385" calcext:value-type="float">
            <text:p>0,884615384615385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([.I124]+[.H124])" office:value-type="float" office:value="0.54639175257732" calcext:value-type="float">
            <text:p>0,54639175257732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([.D127]+[.C127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([.I127]+[.H127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([.D128]+[.C128])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([.I128]+[.H128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([.D129]+[.C129])" office:value-type="float" office:value="0.865384615384615" calcext:value-type="float">
            <text:p>0,865384615384615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([.I129]+[.H129])" office:value-type="float" office:value="0.74" calcext:value-type="float">
            <text:p>0,74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number-columns-repeated="8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([.D139]+[.C139])" office:value-type="float" office:value="0.990990990990991" calcext:value-type="float">
            <text:p>0,9909909909909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([.M139]+[.L139])" office:value-type="float" office:value="0.995495495495496" calcext:value-type="float">
            <text:p>0,995495495495496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([.D140]+[.C1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([.M140]+[.L140])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([.D141]+[.C141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([.M141]+[.L141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([.D144]+[.C144])" office:value-type="float" office:value="0.937219730941704" calcext:value-type="float">
            <text:p>0,937219730941704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([.M144]+[.L144])" office:value-type="float" office:value="0.995495495495496" calcext:value-type="float">
            <text:p>0,995495495495496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([.D145]+[.C145])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([.M145]+[.L145])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([.D146]+[.C146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([.M146]+[.L146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([.D155]+[.C155])" office:value-type="float" office:value="0.995495495495496" calcext:value-type="float">
            <text:p>0,995495495495496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([.M155]+[.L155])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([.D156]+[.C156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([.M156]+[.L156])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([.D157]+[.C157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([.M157]+[.L15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([.D160]+[.C160])" office:value-type="float" office:value="0.951327433628319" calcext:value-type="float">
            <text:p>0,951327433628319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([.M160]+[.L160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([.D161]+[.C161])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([.M161]+[.L161])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([.D162]+[.C16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([.M162]+[.L162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 table:number-rows-repeated="68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7.08.2022 with noise signal every 500 ms</text:p>
          </table:table-cell>
          <table:table-cell table:number-columns-repeated="8"/>
          <table:table-cell table:style-name="ce20" office:value-type="string" calcext:value-type="string">
            <text:p>Tests from 17.08.2022 <text:s/>with noise signal every 500 m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39]/([.D239]+[.C239])" office:value-type="float" office:value="0.836363636363636" calcext:value-type="float">
            <text:p>0,836363636363636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39]/([.M239]+[.L239])" office:value-type="float" office:value="0.672727272727273" calcext:value-type="float">
            <text:p>0,672727272727273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0]/([.D240]+[.C2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1-[.M240]/([.M240]+[.L240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1]/([.D241]+[.C241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1-[.M241]/([.M241]+[.L241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44]/([.D244]+[.C244])" office:value-type="float" office:value="0.964285714285714" calcext:value-type="float">
            <text:p>0,964285714285714</text:p>
          </table:table-cell>
          <table:table-cell table:style-name="ce7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44]/([.M244]+[.L244])" office:value-type="float" office:value="0.818181818181818" calcext:value-type="float">
            <text:p>0,818181818181818</text:p>
          </table:table-cell>
          <table:table-cell table:style-name="ce16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45]/([.D245]+[.C245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45]/([.M245]+[.L245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-[.D246]/([.D246]+[.C246])" office:value-type="float" office:value="1" calcext:value-type="float">
            <text:p>1</text:p>
          </table:table-cell>
          <table:table-cell table:style-name="ce7" office:value-type="float" office:value="-106" calcext:value-type="float">
            <text:p>-106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1-[.M246]/([.M246]+[.L246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715" calcext:value-type="float">
            <text:p>1715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1" office:value-type="string" calcext:value-type="string">
            <text:p>Board 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1616" calcext:value-type="float">
            <text:p>161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2" office:value-type="string" calcext:value-type="string">
            <text:p>Board 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24" office:value-type="float" office:value="64" calcext:value-type="float">
            <text:p>64</text:p>
          </table:table-cell>
          <table:table-cell table:style-name="ce34" office:value-type="float" office:value="1576" calcext:value-type="float">
            <text:p>157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3" office:value-type="string" calcext:value-type="string">
            <text:p>Board 4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55]/([.D255]+[.C255])" office:value-type="float" office:value="0.884615384615385" calcext:value-type="float">
            <text:p>0,884615384615385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55]/([.M255]+[.L255])" office:value-type="float" office:value="0.773584905660377" calcext:value-type="float">
            <text:p>0,773584905660377</text:p>
          </table:table-cell>
          <table:table-cell table:style-name="ce14" office:value-type="float" office:value="-103" calcext:value-type="float">
            <text:p>-103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256]/([.D256]+[.C256])" office:value-type="float" office:value="1" calcext:value-type="float">
            <text:p>1</text:p>
          </table:table-cell>
          <table:table-cell table:style-name="ce5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-[.M256]/([.M256]+[.L256])" office:value-type="float" office:value="1" calcext:value-type="float">
            <text:p>1</text:p>
          </table:table-cell>
          <table:table-cell table:style-name="ce14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1-[.D257]/([.D257]+[.C257])" office:value-type="float" office:value="1" calcext:value-type="float">
            <text:p>1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1-[.M257]/([.M257]+[.L257])" office:value-type="float" office:value="1" calcext:value-type="float">
            <text:p>1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60]/([.D260]+[.C260])" office:value-type="float" office:value="0.964285714285714" calcext:value-type="float">
            <text:p>0,964285714285714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60]/([.M260]+[.L260])" office:value-type="float" office:value="0.767857142857143" calcext:value-type="float">
            <text:p>0,767857142857143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1]/([.D261]+[.C26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1-[.M261]/([.M261]+[.L261])" office:value-type="float" office:value="1" calcext:value-type="float">
            <text:p>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2]/([.D262]+[.C262])" office:value-type="float" office:value="1" calcext:value-type="float">
            <text:p>1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62]/([.M262]+[.L262])" office:value-type="float" office:value="1" calcext:value-type="float">
            <text:p>1</text:p>
          </table:table-cell>
          <table:table-cell table:style-name="ce16" office:value-type="float" office:value="-98" calcext:value-type="float">
            <text:p>-9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1736" calcext:value-type="float">
            <text:p>173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24" office:value-type="float" office:value="52" calcext:value-type="float">
            <text:p>52</text:p>
          </table:table-cell>
          <table:table-cell table:style-name="ce34" office:value-type="float" office:value="1712" calcext:value-type="float">
            <text:p>171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24" office:value-type="float" office:value="78" calcext:value-type="float">
            <text:p>78</text:p>
          </table:table-cell>
          <table:table-cell table:style-name="ce34" office:value-type="float" office:value="1791" calcext:value-type="float">
            <text:p>179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 table:number-rows-repeated="74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31.08.2022 with noise signal every 500 ms</text:p>
          </table:table-cell>
          <table:table-cell table:number-columns-repeated="4"/>
          <table:table-cell table:style-name="ce22"/>
          <table:table-cell table:number-columns-repeated="17"/>
        </table:table-row>
        <table:table-row table:style-name="ro1">
          <table:table-cell table:style-name="ce1" office:value-type="string" calcext:value-type="string">
            <text:p>Tests with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45]/([.C345]+[.D345])" office:value-type="float" office:value="0.645569620253165" calcext:value-type="float">
            <text:p>0,645569620253165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1-[.D346]/([.C346]+[.D346])" office:value-type="float" office:value="1" calcext:value-type="float">
            <text:p>1</text:p>
          </table:table-cell>
          <table:table-cell table:style-name="ce5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46]/[.C346]" office:value-type="float" office:value="0.165680473372781" calcext:value-type="float">
            <text:p>0,16568047337278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1-[.D347]/([.C347]+[.D347])" office:value-type="float" office:value="1" calcext:value-type="float">
            <text:p>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47]/[.C347]" office:value-type="float" office:value="0.123376623376623" calcext:value-type="float">
            <text:p>0,123376623376623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</text:p>
          </table:table-cell>
          <table:table-cell table:style-name="ce7" office:value-type="string" calcext:value-type="string">
            <text:p>packets lost 2</text:p>
          </table:table-cell>
          <table:table-cell table:style-name="ce7" office:value-type="string" calcext:value-type="string">
            <text:p>packets retrans. 2</text:p>
          </table:table-cell>
          <table:table-cell table:style-name="ce7" office:value-type="string" calcext:value-type="string">
            <text:p>pdr 2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50]/([.D350]+[.C350])" office:value-type="float" office:value="0.587096774193548" calcext:value-type="float">
            <text:p>0,587096774193548</text:p>
          </table:table-cell>
          <table:table-cell table:style-name="ce7" office:value-type="float" office:value="-104" calcext:value-type="float">
            <text:p>-10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1-[.D351]/([.D351]+[.C351])" office:value-type="float" office:value="1" calcext:value-type="float">
            <text:p>1</text:p>
          </table:table-cell>
          <table:table-cell table:style-name="ce7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51]/[.C351]" office:value-type="float" office:value="0.146198830409357" calcext:value-type="float">
            <text:p>0,1461988304093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1-[.D352]/([.D352]+[.C35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52]/[.C352]" office:value-type="float" office:value="0.12" calcext:value-type="float">
            <text:p>0,12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trans. % of retrans pkt</text:p>
          </table:table-cell>
          <table:table-cell table:formula="of:=SUM([.I351];[.I346])/2" office:value-type="float" office:value="0.155939651891069" calcext:value-type="float">
            <text:p>0,1559396518910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24" office:value-type="float" office:value="88" calcext:value-type="float">
            <text:p>88</text:p>
          </table:table-cell>
          <table:table-cell table:style-name="ce34" office:value-type="float" office:value="3226" calcext:value-type="float">
            <text:p>3226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2"/>
          <table:table-cell office:value-type="string" calcext:value-type="string">
            <text:p>Backoff. % of retrans pkt</text:p>
          </table:table-cell>
          <table:table-cell table:formula="of:=SUM([.I352];[.I347])/2" office:value-type="float" office:value="0.121688311688312" calcext:value-type="float">
            <text:p>0,1216883116883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24" office:value-type="float" office:value="99" calcext:value-type="float">
            <text:p>99</text:p>
          </table:table-cell>
          <table:table-cell table:style-name="ce34" office:value-type="float" office:value="3210" calcext:value-type="float">
            <text:p>3210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3215" calcext:value-type="float">
            <text:p>321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out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61]/([.C361]+[.D361])" office:value-type="float" office:value="0.64375" calcext:value-type="float">
            <text:p>0,64375</text:p>
          </table:table-cell>
          <table:table-cell table:style-name="ce5" office:value-type="float" office:value="-101" calcext:value-type="float">
            <text:p>-101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1-[.D362]/([.C362]+[.D362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2]/[.C362]" office:value-type="float" office:value="0.135294117647059" calcext:value-type="float">
            <text:p>0,1352941176470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1-[.D363]/([.C363]+[.D363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3]/[.C363]" office:value-type="float" office:value="0.208053691275168" calcext:value-type="float">
            <text:p>0,208053691275168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.1</text:p>
          </table:table-cell>
          <table:table-cell table:style-name="ce7" office:value-type="string" calcext:value-type="string">
            <text:p>packets lost 2.1</text:p>
          </table:table-cell>
          <table:table-cell table:style-name="ce7" office:value-type="string" calcext:value-type="string">
            <text:p>packets retrans. 2.1</text:p>
          </table:table-cell>
          <table:table-cell table:style-name="ce7" office:value-type="string" calcext:value-type="string">
            <text:p>pdr 2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66]/([.D366]+[.C366])" office:value-type="float" office:value="0.615384615384615" calcext:value-type="float">
            <text:p>0,615384615384615</text:p>
          </table:table-cell>
          <table:table-cell table:style-name="ce7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1-[.D367]/([.D367]+[.C367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7]/[.C367]" office:value-type="float" office:value="0.170588235294118" calcext:value-type="float">
            <text:p>0,1705882352941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1-[.D368]/([.D368]+[.C368])" office:value-type="float" office:value="1" calcext:value-type="float">
            <text:p>1</text:p>
          </table:table-cell>
          <table:table-cell table:style-name="ce7" office:value-type="float" office:value="-96" calcext:value-type="float">
            <text:p>-96</text:p>
          </table:table-cell>
          <table:table-cell table:style-name="ce30" office:value-type="date" office:date-value="2022-08-31" calcext:value-type="date">
            <text:p>31.08.22</text:p>
          </table:table-cell>
          <table:table-cell table:formula="of:=[.E368]/[.C368]" office:value-type="float" office:value="0.161073825503356" calcext:value-type="float">
            <text:p>0,161073825503356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trans. % of retrans pkt</text:p>
          </table:table-cell>
          <table:table-cell table:formula="of:=SUM([.I367];[.I362])/2" office:value-type="float" office:value="0.152941176470588" calcext:value-type="float">
            <text:p>0,1529411764705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24" office:value-type="float" office:value="84" calcext:value-type="float">
            <text:p>84</text:p>
          </table:table-cell>
          <table:table-cell table:style-name="ce34" office:value-type="float" office:value="3247" calcext:value-type="float">
            <text:p>3247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2"/>
          <table:table-cell office:value-type="string" calcext:value-type="string">
            <text:p>Backoff. % of retrans pkt</text:p>
          </table:table-cell>
          <table:table-cell table:formula="of:=SUM([.I363];[.I368])/2" office:value-type="float" office:value="0.184563758389262" calcext:value-type="float">
            <text:p>0,1845637583892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24" office:value-type="float" office:value="114" calcext:value-type="float">
            <text:p>114</text:p>
          </table:table-cell>
          <table:table-cell table:style-name="ce34"/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24" office:value-type="float" office:value="100" calcext:value-type="float">
            <text:p>100</text:p>
          </table:table-cell>
          <table:table-cell table:style-name="ce34" office:value-type="float" office:value="3214" calcext:value-type="float">
            <text:p>321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table:style-name="ce10" office:value-type="string" calcext:value-type="string">
            <text:p>Board 1</text:p>
          </table:table-cell>
          <table:table-cell table:number-columns-repeated="22"/>
        </table:table-row>
        <table:table-row table:style-name="ro2">
          <table:table-cell table:style-name="ce12" office:value-type="string" calcext:value-type="string">
            <text:p>Board 2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 style:data-style-name="N2" text:time-value="12:01:24.0907870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9-02T14:34:07.793653050</dc:date>
    <meta:editing-duration>PT20H5M46S</meta:editing-duration>
    <meta:editing-cycles>128</meta:editing-cycles>
    <meta:generator>LibreOffice/6.4.7.2$Linux_X86_64 LibreOffice_project/40$Build-2</meta:generator>
    <meta:document-statistic meta:table-count="1" meta:cell-count="206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9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9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9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90990990991">
                <text:p>0.990990990990991</text:p>
                <draw:g>
                  <svg:desc>Tabelle1.F139:Tabelle1.F141</svg:desc>
                </draw:g>
              </table:table-cell>
              <table:table-cell office:value-type="float" office:value="0.995495495495496">
                <text:p>0.995495495495496</text:p>
                <draw:g>
                  <svg:desc>Tabelle1.O139:Tabelle1.O141</svg:desc>
                </draw:g>
              </table:table-cell>
              <table:table-cell office:value-type="float" office:value="0.937219730941704">
                <text:p>0.937219730941704</text:p>
                <draw:g>
                  <svg:desc>Tabelle1.F144:Tabelle1.F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O144:Tabelle1.O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51327433628319">
                <text:p>0.951327433628319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239:Tabelle1.A241 Tabelle1.C238:Tabelle1.C241 Tabelle1.L238:Tabelle1.L241 Tabelle1.C243:Tabelle1.C246 Tabelle1.L243:Tabelle1.L246 Tabelle1.C254:Tabelle1.C257 Tabelle1.L254:Tabelle1.L257 Tabelle1.C259:Tabelle1.C262 Tabelle1.L259:Tabelle1.L262" chart:data-source-has-labels="both" svg:x="1.433cm" svg:y="2.309cm" svg:width="15.838cm" svg:height="8.353cm">
          <chartooo:coordinate-region svg:x="2.054cm" svg:y="2.508cm" svg:width="15.217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239:Tabelle1.C241" chart:label-cell-address="Tabelle1.C238:Tabelle1.C238" chart:class="chart:bar">
            <chart:data-point chart:repeated="3"/>
          </chart:series>
          <chart:series chart:style-name="ch12" chart:values-cell-range-address="Tabelle1.L239:Tabelle1.L241" chart:label-cell-address="Tabelle1.L238:Tabelle1.L238" chart:class="chart:bar">
            <chart:data-point chart:repeated="3"/>
          </chart:series>
          <chart:series chart:style-name="ch13" chart:values-cell-range-address="Tabelle1.C244:Tabelle1.C246" chart:label-cell-address="Tabelle1.C243:Tabelle1.C243" chart:class="chart:bar">
            <chart:data-point chart:repeated="3"/>
          </chart:series>
          <chart:series chart:style-name="ch14" chart:values-cell-range-address="Tabelle1.L244:Tabelle1.L246" chart:label-cell-address="Tabelle1.L243:Tabelle1.L243" chart:class="chart:bar">
            <chart:data-point chart:repeated="3"/>
          </chart:series>
          <chart:series chart:style-name="ch15" chart:values-cell-range-address="Tabelle1.C255:Tabelle1.C257" chart:label-cell-address="Tabelle1.C254:Tabelle1.C254" chart:class="chart:bar">
            <chart:data-point chart:repeated="3"/>
          </chart:series>
          <chart:series chart:style-name="ch16" chart:values-cell-range-address="Tabelle1.L255:Tabelle1.L257" chart:label-cell-address="Tabelle1.L254:Tabelle1.L254" chart:class="chart:bar">
            <chart:data-point chart:repeated="3"/>
          </chart:series>
          <chart:series chart:style-name="ch17" chart:values-cell-range-address="Tabelle1.C260:Tabelle1.C262" chart:label-cell-address="Tabelle1.C259:Tabelle1.C259" chart:class="chart:bar">
            <chart:data-point chart:repeated="3"/>
          </chart:series>
          <chart:series chart:style-name="ch18" chart:values-cell-range-address="Tabelle1.L260:Tabelle1.L262" chart:label-cell-address="Tabelle1.L259:Tabelle1.L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238:Tabelle1.C238</svg:desc>
                </draw:g>
              </table:table-cell>
              <table:table-cell office:value-type="string">
                <text:p>packets recv. 2</text:p>
                <draw:g>
                  <svg:desc>Tabelle1.L238:Tabelle1.L238</svg:desc>
                </draw:g>
              </table:table-cell>
              <table:table-cell office:value-type="string">
                <text:p>packets recv. 3</text:p>
                <draw:g>
                  <svg:desc>Tabelle1.C243:Tabelle1.C243</svg:desc>
                </draw:g>
              </table:table-cell>
              <table:table-cell office:value-type="string">
                <text:p>packets recv. 4</text:p>
                <draw:g>
                  <svg:desc>Tabelle1.L243:Tabelle1.L243</svg:desc>
                </draw:g>
              </table:table-cell>
              <table:table-cell office:value-type="string">
                <text:p>packets recv. 1.1</text:p>
                <draw:g>
                  <svg:desc>Tabelle1.C254:Tabelle1.C254</svg:desc>
                </draw:g>
              </table:table-cell>
              <table:table-cell office:value-type="string">
                <text:p>packets recv. 2.1</text:p>
                <draw:g>
                  <svg:desc>Tabelle1.L254:Tabelle1.L254</svg:desc>
                </draw:g>
              </table:table-cell>
              <table:table-cell office:value-type="string">
                <text:p>packets recv. 3.1</text:p>
                <draw:g>
                  <svg:desc>Tabelle1.C259:Tabelle1.C259</svg:desc>
                </draw:g>
              </table:table-cell>
              <table:table-cell office:value-type="string">
                <text:p>packets recv. 4.1</text:p>
                <draw:g>
                  <svg:desc>Tabelle1.L259:Tabelle1.L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46">
                <text:p>46</text:p>
                <draw:g>
                  <svg:desc>Tabelle1.C239:Tabelle1.C241</svg:desc>
                </draw:g>
              </table:table-cell>
              <table:table-cell office:value-type="float" office:value="37">
                <text:p>37</text:p>
                <draw:g>
                  <svg:desc>Tabelle1.L239:Tabelle1.L241</svg:desc>
                </draw:g>
              </table:table-cell>
              <table:table-cell office:value-type="float" office:value="54">
                <text:p>54</text:p>
                <draw:g>
                  <svg:desc>Tabelle1.C244:Tabelle1.C246</svg:desc>
                </draw:g>
              </table:table-cell>
              <table:table-cell office:value-type="float" office:value="45">
                <text:p>45</text:p>
                <draw:g>
                  <svg:desc>Tabelle1.L244:Tabelle1.L246</svg:desc>
                </draw:g>
              </table:table-cell>
              <table:table-cell office:value-type="float" office:value="46">
                <text:p>46</text:p>
                <draw:g>
                  <svg:desc>Tabelle1.C255:Tabelle1.C257</svg:desc>
                </draw:g>
              </table:table-cell>
              <table:table-cell office:value-type="float" office:value="41">
                <text:p>41</text:p>
                <draw:g>
                  <svg:desc>Tabelle1.L255:Tabelle1.L257</svg:desc>
                </draw:g>
              </table:table-cell>
              <table:table-cell office:value-type="float" office:value="54">
                <text:p>54</text:p>
                <draw:g>
                  <svg:desc>Tabelle1.C260:Tabelle1.C262</svg:desc>
                </draw:g>
              </table:table-cell>
              <table:table-cell office:value-type="float" office:value="43">
                <text:p>43</text:p>
                <draw:g>
                  <svg:desc>Tabelle1.L260:Tabelle1.L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239:Tabelle1.A241 Tabelle1.D238:Tabelle1.D241 Tabelle1.M238:Tabelle1.M241 Tabelle1.D243:Tabelle1.D246 Tabelle1.M243:Tabelle1.M246 Tabelle1.D254:Tabelle1.D257 Tabelle1.M254:Tabelle1.M257 Tabelle1.D259:Tabelle1.D262 Tabelle1.M259:Tabelle1.M262" chart:data-source-has-labels="both" svg:x="1.432cm" svg:y="2.309cm" svg:width="16cm" svg:height="8.324cm">
          <chartooo:coordinate-region svg:x="2.053cm" svg:y="2.309cm" svg:width="15.379cm" svg:height="7.677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239:Tabelle1.D241" chart:label-cell-address="Tabelle1.D238:Tabelle1.D238" chart:class="chart:bar">
            <chart:data-point chart:repeated="3"/>
          </chart:series>
          <chart:series chart:style-name="ch12" chart:values-cell-range-address="Tabelle1.M239:Tabelle1.M241" chart:label-cell-address="Tabelle1.M238:Tabelle1.M238" chart:class="chart:bar">
            <chart:data-point chart:style-name="ch13"/>
            <chart:data-point chart:repeated="2"/>
          </chart:series>
          <chart:series chart:style-name="ch14" chart:values-cell-range-address="Tabelle1.D244:Tabelle1.D246" chart:label-cell-address="Tabelle1.D243:Tabelle1.D243" chart:class="chart:bar">
            <chart:data-point chart:repeated="3"/>
          </chart:series>
          <chart:series chart:style-name="ch15" chart:values-cell-range-address="Tabelle1.M244:Tabelle1.M246" chart:label-cell-address="Tabelle1.M243:Tabelle1.M243" chart:class="chart:bar">
            <chart:data-point chart:repeated="3"/>
          </chart:series>
          <chart:series chart:style-name="ch16" chart:values-cell-range-address="Tabelle1.D255:Tabelle1.D257" chart:label-cell-address="Tabelle1.D254:Tabelle1.D254" chart:class="chart:bar">
            <chart:data-point chart:repeated="3"/>
          </chart:series>
          <chart:series chart:style-name="ch17" chart:values-cell-range-address="Tabelle1.M255:Tabelle1.M257" chart:label-cell-address="Tabelle1.M254:Tabelle1.M254" chart:class="chart:bar">
            <chart:data-point chart:repeated="3"/>
          </chart:series>
          <chart:series chart:style-name="ch18" chart:values-cell-range-address="Tabelle1.D260:Tabelle1.D262" chart:label-cell-address="Tabelle1.D259:Tabelle1.D259" chart:class="chart:bar">
            <chart:data-point chart:repeated="3"/>
          </chart:series>
          <chart:series chart:style-name="ch19" chart:values-cell-range-address="Tabelle1.M260:Tabelle1.M262" chart:label-cell-address="Tabelle1.M259:Tabelle1.M259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238:Tabelle1.D238</svg:desc>
                </draw:g>
              </table:table-cell>
              <table:table-cell office:value-type="string">
                <text:p>packets lost 2</text:p>
                <draw:g>
                  <svg:desc>Tabelle1.M238:Tabelle1.M238</svg:desc>
                </draw:g>
              </table:table-cell>
              <table:table-cell office:value-type="string">
                <text:p>packets lost 3</text:p>
                <draw:g>
                  <svg:desc>Tabelle1.D243:Tabelle1.D243</svg:desc>
                </draw:g>
              </table:table-cell>
              <table:table-cell office:value-type="string">
                <text:p>packets lost 4</text:p>
                <draw:g>
                  <svg:desc>Tabelle1.M243:Tabelle1.M243</svg:desc>
                </draw:g>
              </table:table-cell>
              <table:table-cell office:value-type="string">
                <text:p>packets lost 1.1</text:p>
                <draw:g>
                  <svg:desc>Tabelle1.D254:Tabelle1.D254</svg:desc>
                </draw:g>
              </table:table-cell>
              <table:table-cell office:value-type="string">
                <text:p>packets lost 2.1</text:p>
                <draw:g>
                  <svg:desc>Tabelle1.M254:Tabelle1.M254</svg:desc>
                </draw:g>
              </table:table-cell>
              <table:table-cell office:value-type="string">
                <text:p>packets lost 3.1</text:p>
                <draw:g>
                  <svg:desc>Tabelle1.D259:Tabelle1.D259</svg:desc>
                </draw:g>
              </table:table-cell>
              <table:table-cell office:value-type="string">
                <text:p>packets lost 4.1</text:p>
                <draw:g>
                  <svg:desc>Tabelle1.M259:Tabelle1.M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9">
                <text:p>9</text:p>
                <draw:g>
                  <svg:desc>Tabelle1.D239:Tabelle1.D241</svg:desc>
                </draw:g>
              </table:table-cell>
              <table:table-cell office:value-type="float" office:value="18">
                <text:p>18</text:p>
                <draw:g>
                  <svg:desc>Tabelle1.M239:Tabelle1.M241</svg:desc>
                </draw:g>
              </table:table-cell>
              <table:table-cell office:value-type="float" office:value="2">
                <text:p>2</text:p>
                <draw:g>
                  <svg:desc>Tabelle1.D244:Tabelle1.D246</svg:desc>
                </draw:g>
              </table:table-cell>
              <table:table-cell office:value-type="float" office:value="10">
                <text:p>10</text:p>
                <draw:g>
                  <svg:desc>Tabelle1.M244:Tabelle1.M246</svg:desc>
                </draw:g>
              </table:table-cell>
              <table:table-cell office:value-type="float" office:value="6">
                <text:p>6</text:p>
                <draw:g>
                  <svg:desc>Tabelle1.D255:Tabelle1.D257</svg:desc>
                </draw:g>
              </table:table-cell>
              <table:table-cell office:value-type="float" office:value="12">
                <text:p>12</text:p>
                <draw:g>
                  <svg:desc>Tabelle1.M255:Tabelle1.M257</svg:desc>
                </draw:g>
              </table:table-cell>
              <table:table-cell office:value-type="float" office:value="2">
                <text:p>2</text:p>
                <draw:g>
                  <svg:desc>Tabelle1.D260:Tabelle1.D262</svg:desc>
                </draw:g>
              </table:table-cell>
              <table:table-cell office:value-type="float" office:value="13">
                <text:p>13</text:p>
                <draw:g>
                  <svg:desc>Tabelle1.M260:Tabelle1.M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239:Tabelle1.A241 Tabelle1.F238:Tabelle1.F241 Tabelle1.O238:Tabelle1.O241 Tabelle1.F243:Tabelle1.F246 Tabelle1.O243:Tabelle1.O246 Tabelle1.F254:Tabelle1.F257 Tabelle1.O254:Tabelle1.O257 Tabelle1.F259:Tabelle1.F262 Tabelle1.O259:Tabelle1.O262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239:Tabelle1.F241" chart:label-cell-address="Tabelle1.F238:Tabelle1.F238" chart:class="chart:bar">
            <chart:data-point chart:repeated="3"/>
          </chart:series>
          <chart:series chart:style-name="ch12" chart:values-cell-range-address="Tabelle1.O239:Tabelle1.O241" chart:label-cell-address="Tabelle1.O238:Tabelle1.O238" chart:class="chart:bar">
            <chart:data-point chart:repeated="3"/>
          </chart:series>
          <chart:series chart:style-name="ch13" chart:values-cell-range-address="Tabelle1.F244:Tabelle1.F246" chart:label-cell-address="Tabelle1.F243:Tabelle1.F243" chart:class="chart:bar">
            <chart:data-point chart:repeated="3"/>
          </chart:series>
          <chart:series chart:style-name="ch14" chart:values-cell-range-address="Tabelle1.O244:Tabelle1.O246" chart:label-cell-address="Tabelle1.O243:Tabelle1.O243" chart:class="chart:bar">
            <chart:data-point chart:repeated="3"/>
          </chart:series>
          <chart:series chart:style-name="ch15" chart:values-cell-range-address="Tabelle1.F255:Tabelle1.F257" chart:label-cell-address="Tabelle1.F254:Tabelle1.F254" chart:class="chart:bar">
            <chart:data-point chart:repeated="3"/>
          </chart:series>
          <chart:series chart:style-name="ch16" chart:values-cell-range-address="Tabelle1.O255:Tabelle1.O257" chart:label-cell-address="Tabelle1.O254:Tabelle1.O254" chart:class="chart:bar">
            <chart:data-point chart:repeated="3"/>
          </chart:series>
          <chart:series chart:style-name="ch17" chart:values-cell-range-address="Tabelle1.F260:Tabelle1.F262" chart:label-cell-address="Tabelle1.F259:Tabelle1.F259" chart:class="chart:bar">
            <chart:data-point chart:repeated="3"/>
          </chart:series>
          <chart:series chart:style-name="ch18" chart:values-cell-range-address="Tabelle1.O260:Tabelle1.O262" chart:label-cell-address="Tabelle1.O259:Tabelle1.O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238:Tabelle1.F238</svg:desc>
                </draw:g>
              </table:table-cell>
              <table:table-cell office:value-type="string">
                <text:p>pdr 2</text:p>
                <draw:g>
                  <svg:desc>Tabelle1.O238:Tabelle1.O238</svg:desc>
                </draw:g>
              </table:table-cell>
              <table:table-cell office:value-type="string">
                <text:p>pdr 3</text:p>
                <draw:g>
                  <svg:desc>Tabelle1.F243:Tabelle1.F243</svg:desc>
                </draw:g>
              </table:table-cell>
              <table:table-cell office:value-type="string">
                <text:p>pdr 4</text:p>
                <draw:g>
                  <svg:desc>Tabelle1.O243:Tabelle1.O243</svg:desc>
                </draw:g>
              </table:table-cell>
              <table:table-cell office:value-type="string">
                <text:p>pdr 1.1</text:p>
                <draw:g>
                  <svg:desc>Tabelle1.F254:Tabelle1.F254</svg:desc>
                </draw:g>
              </table:table-cell>
              <table:table-cell office:value-type="string">
                <text:p>pdr 2.1</text:p>
                <draw:g>
                  <svg:desc>Tabelle1.O254:Tabelle1.O254</svg:desc>
                </draw:g>
              </table:table-cell>
              <table:table-cell office:value-type="string">
                <text:p>pdr 3.1</text:p>
                <draw:g>
                  <svg:desc>Tabelle1.F259:Tabelle1.F259</svg:desc>
                </draw:g>
              </table:table-cell>
              <table:table-cell office:value-type="string">
                <text:p>pdr 4.1</text:p>
                <draw:g>
                  <svg:desc>Tabelle1.O259:Tabelle1.O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0.836363636363636">
                <text:p>0.836363636363636</text:p>
                <draw:g>
                  <svg:desc>Tabelle1.F239:Tabelle1.F241</svg:desc>
                </draw:g>
              </table:table-cell>
              <table:table-cell office:value-type="float" office:value="0.672727272727273">
                <text:p>0.672727272727273</text:p>
                <draw:g>
                  <svg:desc>Tabelle1.O239:Tabelle1.O241</svg:desc>
                </draw:g>
              </table:table-cell>
              <table:table-cell office:value-type="float" office:value="0.964285714285714">
                <text:p>0.964285714285714</text:p>
                <draw:g>
                  <svg:desc>Tabelle1.F244:Tabelle1.F246</svg:desc>
                </draw:g>
              </table:table-cell>
              <table:table-cell office:value-type="float" office:value="0.818181818181818">
                <text:p>0.818181818181818</text:p>
                <draw:g>
                  <svg:desc>Tabelle1.O244:Tabelle1.O246</svg:desc>
                </draw:g>
              </table:table-cell>
              <table:table-cell office:value-type="float" office:value="0.884615384615385">
                <text:p>0.884615384615385</text:p>
                <draw:g>
                  <svg:desc>Tabelle1.F255:Tabelle1.F257</svg:desc>
                </draw:g>
              </table:table-cell>
              <table:table-cell office:value-type="float" office:value="0.773584905660377">
                <text:p>0.773584905660377</text:p>
                <draw:g>
                  <svg:desc>Tabelle1.O255:Tabelle1.O257</svg:desc>
                </draw:g>
              </table:table-cell>
              <table:table-cell office:value-type="float" office:value="0.964285714285714">
                <text:p>0.964285714285714</text:p>
                <draw:g>
                  <svg:desc>Tabelle1.F260:Tabelle1.F262</svg:desc>
                </draw:g>
              </table:table-cell>
              <table:table-cell office:value-type="float" office:value="0.767857142857143">
                <text:p>0.767857142857143</text:p>
                <draw:g>
                  <svg:desc>Tabelle1.O260:Tabelle1.O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4.894cm" style:legend-expansion="high" chart:style-name="ch4"/>
        <chart:plot-area chart:style-name="ch5" table:cell-range-address="Tabelle1.A345:Tabelle1.A347 Tabelle1.C344:Tabelle1.C347 Tabelle1.C349:Tabelle1.C352 Tabelle1.C360:Tabelle1.C363 Tabelle1.C365:Tabelle1.C368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345:Tabelle1.C347" chart:label-cell-address="Tabelle1.C344:Tabelle1.C344" chart:class="chart:bar">
            <chart:data-point chart:repeated="3"/>
          </chart:series>
          <chart:series chart:style-name="ch12" chart:values-cell-range-address="Tabelle1.C350:Tabelle1.C352" chart:label-cell-address="Tabelle1.C349:Tabelle1.C349" chart:class="chart:bar">
            <chart:data-point chart:repeated="3"/>
          </chart:series>
          <chart:series chart:style-name="ch13" chart:values-cell-range-address="Tabelle1.C361:Tabelle1.C363" chart:label-cell-address="Tabelle1.C360:Tabelle1.C360" chart:class="chart:bar">
            <chart:data-point chart:repeated="3"/>
          </chart:series>
          <chart:series chart:style-name="ch14" chart:values-cell-range-address="Tabelle1.C366:Tabelle1.C368" chart:label-cell-address="Tabelle1.C365:Tabelle1.C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344:Tabelle1.C344</svg:desc>
                </draw:g>
              </table:table-cell>
              <table:table-cell office:value-type="string">
                <text:p>packets recv. 2</text:p>
                <draw:g>
                  <svg:desc>Tabelle1.C349:Tabelle1.C349</svg:desc>
                </draw:g>
              </table:table-cell>
              <table:table-cell office:value-type="string">
                <text:p>packets recv. 1.1</text:p>
                <draw:g>
                  <svg:desc>Tabelle1.C360:Tabelle1.C360</svg:desc>
                </draw:g>
              </table:table-cell>
              <table:table-cell office:value-type="string">
                <text:p>packets recv. 2.1</text:p>
                <draw:g>
                  <svg:desc>Tabelle1.C365:Tabelle1.C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102">
                <text:p>102</text:p>
                <draw:g>
                  <svg:desc>Tabelle1.C345:Tabelle1.C347</svg:desc>
                </draw:g>
              </table:table-cell>
              <table:table-cell office:value-type="float" office:value="91">
                <text:p>91</text:p>
                <draw:g>
                  <svg:desc>Tabelle1.C350:Tabelle1.C352</svg:desc>
                </draw:g>
              </table:table-cell>
              <table:table-cell office:value-type="float" office:value="103">
                <text:p>103</text:p>
                <draw:g>
                  <svg:desc>Tabelle1.C361:Tabelle1.C363</svg:desc>
                </draw:g>
              </table:table-cell>
              <table:table-cell office:value-type="float" office:value="96">
                <text:p>96</text:p>
                <draw:g>
                  <svg:desc>Tabelle1.C366:Tabelle1.C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4.879cm" style:legend-expansion="high" chart:style-name="ch4"/>
        <chart:plot-area chart:style-name="ch5" table:cell-range-address="Tabelle1.A345:Tabelle1.A347 Tabelle1.D344:Tabelle1.D347 Tabelle1.D349:Tabelle1.D352 Tabelle1.D360:Tabelle1.D363 Tabelle1.D365:Tabelle1.D368" chart:data-source-has-labels="both" svg:x="1.432cm" svg:y="2.309cm" svg:width="16cm" svg:height="8.324cm">
          <chartooo:coordinate-region svg:x="2.053cm" svg:y="2.397cm" svg:width="15.379cm" svg:height="7.589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345:Tabelle1.D347" chart:label-cell-address="Tabelle1.D344:Tabelle1.D344" chart:class="chart:bar">
            <chart:data-point chart:repeated="3"/>
          </chart:series>
          <chart:series chart:style-name="ch12" chart:values-cell-range-address="Tabelle1.D350:Tabelle1.D352" chart:label-cell-address="Tabelle1.D349:Tabelle1.D349" chart:class="chart:bar">
            <chart:data-point chart:repeated="3"/>
          </chart:series>
          <chart:series chart:style-name="ch13" chart:values-cell-range-address="Tabelle1.D361:Tabelle1.D363" chart:label-cell-address="Tabelle1.D360:Tabelle1.D360" chart:class="chart:bar">
            <chart:data-point chart:repeated="3"/>
          </chart:series>
          <chart:series chart:style-name="ch14" chart:values-cell-range-address="Tabelle1.D366:Tabelle1.D368" chart:label-cell-address="Tabelle1.D365:Tabelle1.D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344:Tabelle1.D344</svg:desc>
                </draw:g>
              </table:table-cell>
              <table:table-cell office:value-type="string">
                <text:p>packets lost 2</text:p>
                <draw:g>
                  <svg:desc>Tabelle1.D349:Tabelle1.D349</svg:desc>
                </draw:g>
              </table:table-cell>
              <table:table-cell office:value-type="string">
                <text:p>packets lost 1.1</text:p>
                <draw:g>
                  <svg:desc>Tabelle1.D360:Tabelle1.D360</svg:desc>
                </draw:g>
              </table:table-cell>
              <table:table-cell office:value-type="string">
                <text:p>packets lost 2.1</text:p>
                <draw:g>
                  <svg:desc>Tabelle1.D365:Tabelle1.D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56">
                <text:p>56</text:p>
                <draw:g>
                  <svg:desc>Tabelle1.D345:Tabelle1.D347</svg:desc>
                </draw:g>
              </table:table-cell>
              <table:table-cell office:value-type="float" office:value="64">
                <text:p>64</text:p>
                <draw:g>
                  <svg:desc>Tabelle1.D350:Tabelle1.D352</svg:desc>
                </draw:g>
              </table:table-cell>
              <table:table-cell office:value-type="float" office:value="57">
                <text:p>57</text:p>
                <draw:g>
                  <svg:desc>Tabelle1.D361:Tabelle1.D363</svg:desc>
                </draw:g>
              </table:table-cell>
              <table:table-cell office:value-type="float" office:value="60">
                <text:p>60</text:p>
                <draw:g>
                  <svg:desc>Tabelle1.D366:Tabelle1.D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5.506cm" style:legend-expansion="high" chart:style-name="ch4"/>
        <chart:plot-area chart:style-name="ch5" table:cell-range-address="Tabelle1.A345:Tabelle1.A347 Tabelle1.F344:Tabelle1.F347 Tabelle1.F349:Tabelle1.F352 Tabelle1.F360:Tabelle1.F363 Tabelle1.F365:Tabelle1.F368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345:Tabelle1.F347" chart:label-cell-address="Tabelle1.F344:Tabelle1.F344" chart:class="chart:bar">
            <chart:data-point chart:repeated="3"/>
          </chart:series>
          <chart:series chart:style-name="ch12" chart:values-cell-range-address="Tabelle1.F350:Tabelle1.F352" chart:label-cell-address="Tabelle1.F349:Tabelle1.F349" chart:class="chart:bar">
            <chart:data-point chart:repeated="3"/>
          </chart:series>
          <chart:series chart:style-name="ch13" chart:values-cell-range-address="Tabelle1.F361:Tabelle1.F363" chart:label-cell-address="Tabelle1.F360:Tabelle1.F360" chart:class="chart:bar">
            <chart:data-point chart:repeated="3"/>
          </chart:series>
          <chart:series chart:style-name="ch14" chart:values-cell-range-address="Tabelle1.F366:Tabelle1.F368" chart:label-cell-address="Tabelle1.F365:Tabelle1.F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344:Tabelle1.F344</svg:desc>
                </draw:g>
              </table:table-cell>
              <table:table-cell office:value-type="string">
                <text:p>pdr 2</text:p>
                <draw:g>
                  <svg:desc>Tabelle1.F349:Tabelle1.F349</svg:desc>
                </draw:g>
              </table:table-cell>
              <table:table-cell office:value-type="string">
                <text:p>pdr 1.1</text:p>
                <draw:g>
                  <svg:desc>Tabelle1.F360:Tabelle1.F360</svg:desc>
                </draw:g>
              </table:table-cell>
              <table:table-cell office:value-type="string">
                <text:p>pdr 2.1</text:p>
                <draw:g>
                  <svg:desc>Tabelle1.F365:Tabelle1.F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0.645569620253165">
                <text:p>0.645569620253165</text:p>
                <draw:g>
                  <svg:desc>Tabelle1.F345:Tabelle1.F347</svg:desc>
                </draw:g>
              </table:table-cell>
              <table:table-cell office:value-type="float" office:value="0.587096774193548">
                <text:p>0.587096774193548</text:p>
                <draw:g>
                  <svg:desc>Tabelle1.F350:Tabelle1.F352</svg:desc>
                </draw:g>
              </table:table-cell>
              <table:table-cell office:value-type="float" office:value="0.64375">
                <text:p>0.64375</text:p>
                <draw:g>
                  <svg:desc>Tabelle1.F361:Tabelle1.F363</svg:desc>
                </draw:g>
              </table:table-cell>
              <table:table-cell office:value-type="float" office:value="0.615384615384615">
                <text:p>0.615384615384615</text:p>
                <draw:g>
                  <svg:desc>Tabelle1.F366:Tabelle1.F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